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6.2976in" svg:height="3.5386in" svg:x="3.7906in" svg:y="0.4402in">
            <draw:object draw:notify-on-update-of-ranges="Feuille1.A2:Feuille1.A17 Feuille1.B2:Feuille1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BETWEEN(0;3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0;3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0;3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0;3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0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0;3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0;3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9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0;3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0;3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0;3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0;3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0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0;3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0;3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0;32)"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30T15:37:58.376000000</meta:creation-date>
    <dc:date>2022-10-30T17:02:57.685000000</dc:date>
    <meta:editing-duration>PT54M28S</meta:editing-duration>
    <meta:editing-cycles>1</meta:editing-cycles>
    <meta:document-statistic meta:table-count="1" meta:cell-count="32" meta:object-count="1"/>
    <meta:generator>LibreOffice/7.3.2.2$Windows_X86_64 LibreOffice_project/49f2b1bff42cfccbd8f788c8dc32c1c309559be0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legend chart:legend-position="end" svg:x="13.612cm" svg:y="4.192cm" style:legend-expansion="high" chart:style-name="ch2"/>
        <chart:plot-area chart:style-name="ch3" table:cell-range-address="Feuille1.A2:Feuille1.B17" chart:data-source-has-labels="column" svg:x="0.319cm" svg:y="0.179cm" svg:width="12.974cm" svg:height="8.631cm">
          <chart:coordinate-region svg:x="0.951cm" svg:y="0.381cm" svg:width="12.342cm" svg:height="7.776cm"/>
          <chart:axis chart:dimension="x" chart:name="primary-x" chart:style-name="ch4" chartooo:axis-type="auto">
            <chartooo:date-scale/>
            <chart:categories table:cell-range-address="Feuille1.A2:Feuille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1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2:Feuille1.A17</svg:desc>
                </draw:g>
              </table:table-cell>
              <table:table-cell office:value-type="float" office:value="26">
                <text:p>26</text:p>
                <draw:g>
                  <svg:desc>Feuille1.B2:Feuille1.B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